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Horizontal_20_Line">
      <style:text-properties fo:font-size="10pt" style:font-size-asian="10pt" style:font-size-complex="10pt"/>
    </style:style>
    <style:style style:name="P4" style:family="paragraph" style:parent-style-name="Heading_20_1">
      <style:text-properties fo:font-size="10pt" style:font-size-asian="10pt" style:font-size-complex="10pt"/>
    </style:style>
    <style:style style:name="P5" style:family="paragraph" style:parent-style-name="Text_20_body" style:list-style-name="L2">
      <style:text-properties fo:font-size="10pt" style:font-size-asian="10pt" style:font-size-complex="10pt"/>
    </style:style>
    <style:style style:name="P6" style:family="paragraph" style:parent-style-name="Text_20_body" style:list-style-name="L3">
      <style:text-properties fo:font-size="10pt" style:font-size-asian="10pt" style:font-size-complex="10pt"/>
    </style:style>
    <style:style style:name="P7" style:family="paragraph" style:parent-style-name="Text_20_body" style:list-style-name="L4">
      <style:text-properties fo:font-size="10pt" style:font-size-asian="10pt" style:font-size-complex="10pt"/>
    </style:style>
    <style:style style:name="P8" style:family="paragraph" style:parent-style-name="Text_20_body" style:list-style-name="L5">
      <style:text-properties fo:font-size="10pt" style:font-size-asian="10pt" style:font-size-complex="10pt"/>
    </style:style>
    <style:style style:name="P9" style:family="paragraph" style:parent-style-name="Text_20_body" style:list-style-name="L6">
      <style:text-properties fo:font-size="10pt" style:font-size-asian="10pt" style:font-size-complex="10pt"/>
    </style:style>
    <style:style style:name="P10" style:family="paragraph" style:parent-style-name="Text_20_body" style:list-style-name="L7">
      <style:text-properties fo:font-size="10pt" style:font-size-asian="10pt" style:font-size-complex="10pt"/>
    </style:style>
    <style:style style:name="P11" style:family="paragraph" style:parent-style-name="Text_20_body" style:list-style-name="L8">
      <style:text-properties fo:font-size="10pt" style:font-size-asian="10pt" style:font-size-complex="10pt"/>
    </style:style>
    <style:style style:name="P12" style:family="paragraph" style:parent-style-name="Text_20_body" style:list-style-name="L9">
      <style:text-properties fo:font-size="10pt" style:font-size-asian="10pt" style:font-size-complex="10pt"/>
    </style:style>
    <style:style style:name="P13" style:family="paragraph" style:parent-style-name="Text_20_body" style:list-style-name="L10">
      <style:text-properties fo:font-size="10pt" style:font-size-asian="10pt" style:font-size-complex="10pt"/>
    </style:style>
    <style:style style:name="P14" style:family="paragraph" style:parent-style-name="Text_20_body" style:list-style-name="L11">
      <style:text-properties fo:font-size="10pt" style:font-size-asian="10pt" style:font-size-complex="10pt"/>
    </style:style>
    <style:style style:name="P15" style:family="paragraph" style:parent-style-name="Text_20_body" style:list-style-name="L12">
      <style:text-properties fo:font-size="10pt" style:font-size-asian="10pt" style:font-size-complex="10pt"/>
    </style:style>
    <style:style style:name="P16" style:family="paragraph" style:parent-style-name="Text_20_body" style:list-style-name="L13">
      <style:text-properties fo:font-size="10pt" style:font-size-asian="10pt" style:font-size-complex="10pt"/>
    </style:style>
    <style:style style:name="P17" style:family="paragraph" style:parent-style-name="Text_20_body" style:list-style-name="L14">
      <style:text-properties fo:font-size="10pt" style:font-size-asian="10pt" style:font-size-complex="10pt"/>
    </style:style>
    <style:style style:name="P18" style:family="paragraph" style:parent-style-name="Text_20_body" style:list-style-name="L15">
      <style:text-properties fo:font-size="10pt" style:font-size-asian="10pt" style:font-size-complex="10pt"/>
    </style:style>
    <style:style style:name="P19" style:family="paragraph" style:parent-style-name="Text_20_body" style:list-style-name="L16">
      <style:text-properties fo:font-size="10pt" style:font-size-asian="10pt" style:font-size-complex="10pt"/>
    </style:style>
    <style:style style:name="P20" style:family="paragraph" style:parent-style-name="Text_20_body" style:list-style-name="L17">
      <style:text-properties fo:font-size="10pt" style:font-size-asian="10pt" style:font-size-complex="10pt"/>
    </style:style>
    <style:style style:name="P21" style:family="paragraph" style:parent-style-name="Text_20_body" style:list-style-name="L18">
      <style:text-properties fo:font-size="10pt" style:font-size-asian="10pt" style:font-size-complex="10pt"/>
    </style:style>
    <style:style style:name="P22" style:family="paragraph" style:parent-style-name="Text_20_body" style:list-style-name="L19">
      <style:text-properties fo:font-size="10pt" style:font-size-asian="10pt" style:font-size-complex="10pt"/>
    </style:style>
    <style:style style:name="P23" style:family="paragraph" style:parent-style-name="Text_20_body" style:list-style-name="L20">
      <style:text-properties fo:font-size="10pt" style:font-size-asian="10pt" style:font-size-complex="10pt"/>
    </style:style>
    <style:style style:name="P24" style:family="paragraph" style:parent-style-name="Text_20_body" style:list-style-name="L21">
      <style:text-properties fo:font-size="10pt" style:font-size-asian="10pt" style:font-size-complex="10pt"/>
    </style:style>
    <style:style style:name="P25" style:family="paragraph" style:parent-style-name="Text_20_body" style:list-style-name="L22">
      <style:text-properties fo:font-size="10pt" style:font-size-asian="10pt" style:font-size-complex="10pt"/>
    </style:style>
    <style:style style:name="P26" style:family="paragraph" style:parent-style-name="Text_20_body" style:list-style-name="L23">
      <style:text-properties fo:font-size="10pt" style:font-size-asian="10pt" style:font-size-complex="10pt"/>
    </style:style>
    <style:style style:name="P27" style:family="paragraph" style:parent-style-name="Text_20_body" style:list-style-name="L24">
      <style:text-properties fo:font-size="10pt" style:font-size-asian="10pt" style:font-size-complex="10pt"/>
    </style:style>
    <style:style style:name="P28" style:family="paragraph" style:parent-style-name="Text_20_body" style:list-style-name="L25">
      <style:text-properties fo:font-size="10pt" style:font-size-asian="10pt" style:font-size-complex="10pt"/>
    </style:style>
    <style:style style:name="P29" style:family="paragraph" style:parent-style-name="Text_20_body">
      <style:text-properties fo:font-size="10pt" style:font-size-asian="10pt" style:font-size-complex="10pt"/>
    </style:style>
    <style:style style:name="P30" style:family="paragraph" style:parent-style-name="Text_20_body" style:list-style-name="L26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✅ </text:span><text:span text:style-name="Strong_20_Emphasis"><text:span text:style-name="T1">ULTIMATE HR / BEHAVIORAL INTERVIEW QUESTION BANK (Freshers → Senior Levels)</text:span></text:span></text:h>
      <text:h text:style-name="P1" text:outline-level="3">📌 Sections covered:</text:h>
      <text:list text:style-name="L1">
        <text:list-item>
          <text:p text:style-name="P2"><text:span text:style-name="Strong_20_Emphasis"><text:span text:style-name="T1">Self-Introduction &amp; Personality</text:span></text:span></text:p>
        </text:list-item>
        <text:list-item>
          <text:p text:style-name="P2"><text:span text:style-name="Strong_20_Emphasis"><text:span text:style-name="T1">General HR Questions</text:span></text:span></text:p>
        </text:list-item>
        <text:list-item>
          <text:p text:style-name="P2"><text:span text:style-name="Strong_20_Emphasis"><text:span text:style-name="T1">Strengths &amp; Weaknesses</text:span></text:span></text:p>
        </text:list-item>
        <text:list-item>
          <text:p text:style-name="P2"><text:span text:style-name="Strong_20_Emphasis"><text:span text:style-name="T1">Education / Fresher-Specific</text:span></text:span></text:p>
        </text:list-item>
        <text:list-item>
          <text:p text:style-name="P2"><text:span text:style-name="Strong_20_Emphasis"><text:span text:style-name="T1">Experience / Senior-Level Questions</text:span></text:span></text:p>
        </text:list-item>
        <text:list-item>
          <text:p text:style-name="P2"><text:span text:style-name="Strong_20_Emphasis"><text:span text:style-name="T1">Teamwork &amp; Collaboration</text:span></text:span></text:p>
        </text:list-item>
        <text:list-item>
          <text:p text:style-name="P2"><text:span text:style-name="Strong_20_Emphasis"><text:span text:style-name="T1">Communication &amp; Stakeholder Management</text:span></text:span></text:p>
        </text:list-item>
        <text:list-item>
          <text:p text:style-name="P2"><text:span text:style-name="Strong_20_Emphasis"><text:span text:style-name="T1">Conflict Resolution</text:span></text:span></text:p>
        </text:list-item>
        <text:list-item>
          <text:p text:style-name="P2"><text:span text:style-name="Strong_20_Emphasis"><text:span text:style-name="T1">Leadership &amp; Mentoring</text:span></text:span></text:p>
        </text:list-item>
        <text:list-item>
          <text:p text:style-name="P2"><text:span text:style-name="Strong_20_Emphasis"><text:span text:style-name="T1">Workplace Behavior &amp; Attitude</text:span></text:span></text:p>
        </text:list-item>
        <text:list-item>
          <text:p text:style-name="P2"><text:span text:style-name="Strong_20_Emphasis"><text:span text:style-name="T1">Time Management &amp; Productivity</text:span></text:span></text:p>
        </text:list-item>
        <text:list-item>
          <text:p text:style-name="P2"><text:span text:style-name="Strong_20_Emphasis"><text:span text:style-name="T1">Critical Thinking &amp; Problem-Solving</text:span></text:span></text:p>
        </text:list-item>
        <text:list-item>
          <text:p text:style-name="P2"><text:span text:style-name="Strong_20_Emphasis"><text:span text:style-name="T1">Ownership &amp; Taking Initiative</text:span></text:span></text:p>
        </text:list-item>
        <text:list-item>
          <text:p text:style-name="P2"><text:span text:style-name="Strong_20_Emphasis"><text:span text:style-name="T1">Adaptability &amp; Learning Mindset</text:span></text:span></text:p>
        </text:list-item>
        <text:list-item>
          <text:p text:style-name="P2"><text:span text:style-name="Strong_20_Emphasis"><text:span text:style-name="T1">Failure / Mistakes / Pressure Handling</text:span></text:span></text:p>
        </text:list-item>
        <text:list-item>
          <text:p text:style-name="P2"><text:span text:style-name="Strong_20_Emphasis"><text:span text:style-name="T1">Decision-Making Questions</text:span></text:span></text:p>
        </text:list-item>
        <text:list-item>
          <text:p text:style-name="P2"><text:span text:style-name="Strong_20_Emphasis"><text:span text:style-name="T1">Company Culture Fit Questions</text:span></text:span></text:p>
        </text:list-item>
        <text:list-item>
          <text:p text:style-name="P2"><text:span text:style-name="Strong_20_Emphasis"><text:span text:style-name="T1">Ethics &amp; Integrity Questions</text:span></text:span></text:p>
        </text:list-item>
        <text:list-item>
          <text:p text:style-name="P2"><text:span text:style-name="Strong_20_Emphasis"><text:span text:style-name="T1">Remote Work / Hybrid / Distributed Teams</text:span></text:span></text:p>
        </text:list-item>
        <text:list-item>
          <text:p text:style-name="P2"><text:span text:style-name="Strong_20_Emphasis"><text:span text:style-name="T1">Management &amp; Senior Engineering (Tech Lead/Architect) Questions</text:span></text:span></text:p>
        </text:list-item>
        <text:list-item>
          <text:p text:style-name="P2"><text:span text:style-name="Strong_20_Emphasis"><text:span text:style-name="T1">Salary Negotiation Questions</text:span></text:span></text:p>
        </text:list-item>
        <text:list-item>
          <text:p text:style-name="P2"><text:span text:style-name="Strong_20_Emphasis"><text:span text:style-name="T1">Why Should We Hire You? Questions</text:span></text:span></text:p>
        </text:list-item>
        <text:list-item>
          <text:p text:style-name="P2"><text:span text:style-name="Strong_20_Emphasis"><text:span text:style-name="T1">Career Goals / Vision / Future Planning</text:span></text:span></text:p>
        </text:list-item>
        <text:list-item>
          <text:p text:style-name="P2"><text:span text:style-name="Strong_20_Emphasis"><text:span text:style-name="T1">Scenario-Based Behavioral Questions (STAR Method)</text:span></text:span></text:p>
        </text:list-item>
        <text:list-item>
          <text:p text:style-name="P2"><text:span text:style-name="Strong_20_Emphasis"><text:span text:style-name="T1">Trick HR Questions (Mindset Tests)</text:span></text:span></text:p>
        </text:list-item>
        <text:list-item>
          <text:p text:style-name="P2"><text:span text:style-name="Strong_20_Emphasis"><text:span text:style-name="T1">Exit Interview Questions (If you’re switching)</text:span></text:span></text:p>
        </text:list-item>
      </text:list>
      <text:p text:style-name="P3"/>
      <text:h text:style-name="P4" text:outline-level="1"><text:soft-page-break/>1️⃣ SELF-INTRODUCTION &amp; PERSONALITY</text:h>
      <text:list text:style-name="L2">
        <text:list-item>
          <text:p text:style-name="P5">Tell me about yourself.</text:p>
        </text:list-item>
        <text:list-item>
          <text:p text:style-name="P5">How would your friends describe you?</text:p>
        </text:list-item>
        <text:list-item>
          <text:p text:style-name="P5">What are the three words that best describe you?</text:p>
        </text:list-item>
        <text:list-item>
          <text:p text:style-name="P5">What motivates you the most?</text:p>
        </text:list-item>
        <text:list-item>
          <text:p text:style-name="P5">What demotivates you?</text:p>
        </text:list-item>
        <text:list-item>
          <text:p text:style-name="P5">What is something unique about you?</text:p>
        </text:list-item>
        <text:list-item>
          <text:p text:style-name="P5">What are your hobbies?</text:p>
        </text:list-item>
        <text:list-item>
          <text:p text:style-name="P5">What’s one thing you’ve learned recently?</text:p>
        </text:list-item>
      </text:list>
      <text:p text:style-name="P3"/>
      <text:h text:style-name="P4" text:outline-level="1">2️⃣ GENERAL HR QUESTIONS</text:h>
      <text:list text:style-name="L3">
        <text:list-item>
          <text:p text:style-name="P6">Walk me through your resume.</text:p>
        </text:list-item>
        <text:list-item>
          <text:p text:style-name="P6">Why are you looking for a job?</text:p>
        </text:list-item>
        <text:list-item>
          <text:p text:style-name="P6">Why do you want to join our company?</text:p>
        </text:list-item>
        <text:list-item>
          <text:p text:style-name="P6">What do you know about our company?</text:p>
        </text:list-item>
        <text:list-item>
          <text:p text:style-name="P6">Why did you apply to this specific role?</text:p>
        </text:list-item>
        <text:list-item>
          <text:p text:style-name="P6">What do you expect from your manager?</text:p>
        </text:list-item>
        <text:list-item>
          <text:p text:style-name="P6">What kind of work environment do you prefer?</text:p>
        </text:list-item>
      </text:list>
      <text:p text:style-name="P3"/>
      <text:h text:style-name="P4" text:outline-level="1">3️⃣ STRENGTHS &amp; WEAKNESSES</text:h>
      <text:list text:style-name="L4">
        <text:list-item>
          <text:p text:style-name="P7">What are your biggest strengths?</text:p>
        </text:list-item>
        <text:list-item>
          <text:p text:style-name="P7">What are your weaknesses?</text:p>
        </text:list-item>
        <text:list-item>
          <text:p text:style-name="P7">What are you doing to improve your weaknesses?</text:p>
        </text:list-item>
        <text:list-item>
          <text:p text:style-name="P7">What is your greatest achievement?</text:p>
        </text:list-item>
        <text:list-item>
          <text:p text:style-name="P7">Describe a moment you felt proud of your work.</text:p>
        </text:list-item>
        <text:list-item>
          <text:p text:style-name="P7">What aspect of your personality are you most proud of?</text:p>
        </text:list-item>
      </text:list>
      <text:p text:style-name="P3"/>
      <text:h text:style-name="P4" text:outline-level="1">4️⃣ STUDENT / FRESHER-SPECIFIC QUESTIONS</text:h>
      <text:list text:style-name="L5">
        <text:list-item>
          <text:p text:style-name="P8">Why did you choose this degree?</text:p>
        </text:list-item>
        <text:list-item>
          <text:p text:style-name="P8">What projects have you done in college?</text:p>
        </text:list-item>
        <text:list-item>
          <text:p text:style-name="P8">What was your final year project and your contribution?</text:p>
        </text:list-item>
        <text:list-item>
          <text:p text:style-name="P8"><text:soft-page-break/>Did you participate in hackathons or clubs?</text:p>
        </text:list-item>
        <text:list-item>
          <text:p text:style-name="P8">How do you plan your career as a fresher?</text:p>
        </text:list-item>
        <text:list-item>
          <text:p text:style-name="P8">Why should we select you even though you lack experience?</text:p>
        </text:list-item>
      </text:list>
      <text:p text:style-name="P3"/>
      <text:h text:style-name="P4" text:outline-level="1">5️⃣ EXPERIENCE / SENIOR ENGINEER QUESTIONS</text:h>
      <text:list text:style-name="L6">
        <text:list-item>
          <text:p text:style-name="P9">Describe your last project in detail.</text:p>
        </text:list-item>
        <text:list-item>
          <text:p text:style-name="P9">What was your role and contribution?</text:p>
        </text:list-item>
        <text:list-item>
          <text:p text:style-name="P9">What challenges did you face and how did you overcome them?</text:p>
        </text:list-item>
        <text:list-item>
          <text:p text:style-name="P9">How do you handle disagreements with junior engineers?</text:p>
        </text:list-item>
        <text:list-item>
          <text:p text:style-name="P9">Have you led a team? Describe the experience.</text:p>
        </text:list-item>
        <text:list-item>
          <text:p text:style-name="P9">What is the biggest mistake you made as a senior engineer?</text:p>
        </text:list-item>
      </text:list>
      <text:p text:style-name="P3"/>
      <text:h text:style-name="P4" text:outline-level="1">6️⃣ TEAMWORK &amp; COLLABORATION</text:h>
      <text:list text:style-name="L7">
        <text:list-item>
          <text:p text:style-name="P10">Describe a situation where you worked in a team.</text:p>
        </text:list-item>
        <text:list-item>
          <text:p text:style-name="P10">How do you handle team members who aren’t cooperating?</text:p>
        </text:list-item>
        <text:list-item>
          <text:p text:style-name="P10">How do you handle misunderstandings within the team?</text:p>
        </text:list-item>
        <text:list-item>
          <text:p text:style-name="P10">Tell me about a time when you helped a team member in need.</text:p>
        </text:list-item>
      </text:list>
      <text:p text:style-name="P3"/>
      <text:h text:style-name="P4" text:outline-level="1">7️⃣ COMMUNICATION &amp; STAKEHOLDER MANAGEMENT</text:h>
      <text:list text:style-name="L8">
        <text:list-item>
          <text:p text:style-name="P11">Explain a difficult concept to a non-technical person.</text:p>
        </text:list-item>
        <text:list-item>
          <text:p text:style-name="P11">How do you handle unclear requirements?</text:p>
        </text:list-item>
        <text:list-item>
          <text:p text:style-name="P11">How do you communicate delays to a client or manager?</text:p>
        </text:list-item>
        <text:list-item>
          <text:p text:style-name="P11">Tell me about a time you had to explain something complex.</text:p>
        </text:list-item>
      </text:list>
      <text:p text:style-name="P3"/>
      <text:h text:style-name="P4" text:outline-level="1">8️⃣ CONFLICT RESOLUTION QUESTIONS</text:h>
      <text:list text:style-name="L9">
        <text:list-item>
          <text:p text:style-name="P12">Tell me about a conflict you faced at work or college.</text:p>
        </text:list-item>
        <text:list-item>
          <text:p text:style-name="P12">How did you resolve a conflict with a teammate?</text:p>
        </text:list-item>
        <text:list-item>
          <text:p text:style-name="P12">What if your manager is wrong—how do you handle it?</text:p>
        </text:list-item>
        <text:list-item>
          <text:p text:style-name="P12">How do you react when someone criticizes your work?</text:p>
        </text:list-item>
      </text:list>
      <text:p text:style-name="P3"/>
      <text:h text:style-name="P4" text:outline-level="1"><text:soft-page-break/>9️⃣ LEADERSHIP &amp; MENTORING (Senior / Lead Roles)</text:h>
      <text:list text:style-name="L10">
        <text:list-item>
          <text:p text:style-name="P13">How do you motivate a demoralized team member?</text:p>
        </text:list-item>
        <text:list-item>
          <text:p text:style-name="P13">Describe your leadership style.</text:p>
        </text:list-item>
        <text:list-item>
          <text:p text:style-name="P13">How do you handle underperforming team members?</text:p>
        </text:list-item>
        <text:list-item>
          <text:p text:style-name="P13">How do you delegate tasks fairly?</text:p>
        </text:list-item>
        <text:list-item>
          <text:p text:style-name="P13">Have you ever mentored juniors? Explain how.</text:p>
        </text:list-item>
      </text:list>
      <text:p text:style-name="P3"/>
      <text:h text:style-name="P4" text:outline-level="1">🔟 WORKPLACE BEHAVIOR &amp; ATTITUDE</text:h>
      <text:list text:style-name="L11">
        <text:list-item>
          <text:p text:style-name="P14">How do you adjust to a new workplace?</text:p>
        </text:list-item>
        <text:list-item>
          <text:p text:style-name="P14">What do you do when you disagree with a decision?</text:p>
        </text:list-item>
        <text:list-item>
          <text:p text:style-name="P14">How do you handle negativity at work?</text:p>
        </text:list-item>
        <text:list-item>
          <text:p text:style-name="P14">What does professional behavior mean to you?</text:p>
        </text:list-item>
      </text:list>
      <text:p text:style-name="P3"/>
      <text:h text:style-name="P4" text:outline-level="1">1️⃣1️⃣ TIME MANAGEMENT &amp; PRODUCTIVITY</text:h>
      <text:list text:style-name="L12">
        <text:list-item>
          <text:p text:style-name="P15">How do you prioritize tasks?</text:p>
        </text:list-item>
        <text:list-item>
          <text:p text:style-name="P15">Describe a time you missed a deadline.</text:p>
        </text:list-item>
        <text:list-item>
          <text:p text:style-name="P15">What productivity tools do you use?</text:p>
        </text:list-item>
        <text:list-item>
          <text:p text:style-name="P15">How do you handle multiple tasks at once?</text:p>
        </text:list-item>
      </text:list>
      <text:p text:style-name="P3"/>
      <text:h text:style-name="P4" text:outline-level="1">1️⃣2️⃣ CRITICAL THINKING &amp; PROBLEM SOLVING</text:h>
      <text:list text:style-name="L13">
        <text:list-item>
          <text:p text:style-name="P16">Describe the most difficult problem you solved.</text:p>
        </text:list-item>
        <text:list-item>
          <text:p text:style-name="P16">How do you break down complex problems?</text:p>
        </text:list-item>
        <text:list-item>
          <text:p text:style-name="P16">How do you approach unfamiliar challenges?</text:p>
        </text:list-item>
        <text:list-item>
          <text:p text:style-name="P16">What’s your problem-solving framework?</text:p>
        </text:list-item>
      </text:list>
      <text:p text:style-name="P3"/>
      <text:h text:style-name="P4" text:outline-level="1">1️⃣3️⃣ OWNERSHIP &amp; INITIATIVE</text:h>
      <text:list text:style-name="L14">
        <text:list-item>
          <text:p text:style-name="P17">Tell me about a time when you took initiative.</text:p>
        </text:list-item>
        <text:list-item>
          <text:p text:style-name="P17">Have you ever owned a project end-to-end?</text:p>
        </text:list-item>
        <text:list-item>
          <text:p text:style-name="P17">Describe a situation where you proactively fixed a problem.</text:p>
        </text:list-item>
      </text:list>
      <text:p text:style-name="P3"/>
      <text:h text:style-name="P4" text:outline-level="1"><text:soft-page-break/>1️⃣4️⃣ ADAPTABILITY &amp; LEARNING</text:h>
      <text:list text:style-name="L15">
        <text:list-item>
          <text:p text:style-name="P18">How do you learn new technologies quickly?</text:p>
        </text:list-item>
        <text:list-item>
          <text:p text:style-name="P18">Describe a time you adapted to sudden changes.</text:p>
        </text:list-item>
        <text:list-item>
          <text:p text:style-name="P18">How do you handle situations out of your comfort zone?</text:p>
        </text:list-item>
        <text:list-item>
          <text:p text:style-name="P18">What’s one skill you learned recently?</text:p>
        </text:list-item>
      </text:list>
      <text:p text:style-name="P3"/>
      <text:h text:style-name="P4" text:outline-level="1">1️⃣5️⃣ FAILURE / MISTAKES / PRESSURE HANDLING</text:h>
      <text:list text:style-name="L16">
        <text:list-item>
          <text:p text:style-name="P19">Tell me about a failure in your life.</text:p>
        </text:list-item>
        <text:list-item>
          <text:p text:style-name="P19">What mistake taught you the most?</text:p>
        </text:list-item>
        <text:list-item>
          <text:p text:style-name="P19">How do you handle stress?</text:p>
        </text:list-item>
        <text:list-item>
          <text:p text:style-name="P19">What do you do when everything goes wrong?</text:p>
        </text:list-item>
        <text:list-item>
          <text:p text:style-name="P19">Do you crack under pressure?</text:p>
        </text:list-item>
      </text:list>
      <text:p text:style-name="P3"/>
      <text:h text:style-name="P4" text:outline-level="1">1️⃣6️⃣ DECISION-MAKING QUESTIONS</text:h>
      <text:list text:style-name="L17">
        <text:list-item>
          <text:p text:style-name="P20">Describe a situation when you made a tough decision.</text:p>
        </text:list-item>
        <text:list-item>
          <text:p text:style-name="P20">What factors do you consider while making decisions?</text:p>
        </text:list-item>
        <text:list-item>
          <text:p text:style-name="P20">Do you choose logic or intuition?</text:p>
        </text:list-item>
        <text:list-item>
          <text:p text:style-name="P20">Have you ever made a wrong decision? What did you learn?</text:p>
        </text:list-item>
      </text:list>
      <text:p text:style-name="P3"/>
      <text:h text:style-name="P4" text:outline-level="1">1️⃣7️⃣ CULTURE FIT QUESTIONS</text:h>
      <text:list text:style-name="L18">
        <text:list-item>
          <text:p text:style-name="P21">What does a healthy work culture mean to you?</text:p>
        </text:list-item>
        <text:list-item>
          <text:p text:style-name="P21">What kind of manager do you work best with?</text:p>
        </text:list-item>
        <text:list-item>
          <text:p text:style-name="P21">What values do you expect from a company?</text:p>
        </text:list-item>
        <text:list-item>
          <text:p text:style-name="P21">What are your views on work-life balance?</text:p>
        </text:list-item>
      </text:list>
      <text:p text:style-name="P3"/>
      <text:h text:style-name="P4" text:outline-level="1">1️⃣8️⃣ ETHICS &amp; INTEGRITY QUESTIONS</text:h>
      <text:list text:style-name="L19">
        <text:list-item>
          <text:p text:style-name="P22">Would you report unethical behavior?</text:p>
        </text:list-item>
        <text:list-item>
          <text:p text:style-name="P22">What would you do if you saw a coworker cheating the system?</text:p>
        </text:list-item>
        <text:list-item>
          <text:p text:style-name="P22">Have you ever been in an ethical dilemma?</text:p>
        </text:list-item>
      </text:list>
      <text:p text:style-name="P3"/>
      <text:h text:style-name="P4" text:outline-level="1"><text:soft-page-break/>1️⃣9️⃣ REMOTE WORK / HYBRID WORK QUESTIONS</text:h>
      <text:list text:style-name="L20">
        <text:list-item>
          <text:p text:style-name="P23">How do you manage communication in remote work?</text:p>
        </text:list-item>
        <text:list-item>
          <text:p text:style-name="P23">How do you avoid distractions while working remotely?</text:p>
        </text:list-item>
        <text:list-item>
          <text:p text:style-name="P23">What challenges did you face in WFH?</text:p>
        </text:list-item>
        <text:list-item>
          <text:p text:style-name="P23">How do you collaborate with distributed teams?</text:p>
        </text:list-item>
      </text:list>
      <text:p text:style-name="P3"/>
      <text:h text:style-name="P4" text:outline-level="1">2️⃣0️⃣ MANAGER / SENIOR ENGINEER / ARCHITECT QUESTIONS</text:h>
      <text:list text:style-name="L21">
        <text:list-item>
          <text:p text:style-name="P24">How do you manage conflicts in your team?</text:p>
        </text:list-item>
        <text:list-item>
          <text:p text:style-name="P24">How do you ensure timely delivery?</text:p>
        </text:list-item>
        <text:list-item>
          <text:p text:style-name="P24">How do you handle escalations from clients?</text:p>
        </text:list-item>
        <text:list-item>
          <text:p text:style-name="P24">What is your approach to code quality?</text:p>
        </text:list-item>
        <text:list-item>
          <text:p text:style-name="P24">How do you plan and execute sprints?</text:p>
        </text:list-item>
        <text:list-item>
          <text:p text:style-name="P24">Describe a time you handled a critical production outage.</text:p>
        </text:list-item>
        <text:list-item>
          <text:p text:style-name="P24">What’s your leadership philosophy?</text:p>
        </text:list-item>
      </text:list>
      <text:p text:style-name="P3"/>
      <text:h text:style-name="P4" text:outline-level="1">2️⃣1️⃣ SALARY &amp; NEGOTIATION</text:h>
      <text:list text:style-name="L22">
        <text:list-item>
          <text:p text:style-name="P25">What are your salary expectations?</text:p>
        </text:list-item>
        <text:list-item>
          <text:p text:style-name="P25">Why do you want a higher salary than the industry average?</text:p>
        </text:list-item>
        <text:list-item>
          <text:p text:style-name="P25">What if we cannot match your expected salary?</text:p>
        </text:list-item>
        <text:list-item>
          <text:p text:style-name="P25">Are you considering other offers?</text:p>
        </text:list-item>
        <text:list-item>
          <text:p text:style-name="P25">What is your current CTC?</text:p>
        </text:list-item>
        <text:list-item>
          <text:p text:style-name="P25">How soon can you join?</text:p>
        </text:list-item>
      </text:list>
      <text:p text:style-name="P3"/>
      <text:h text:style-name="P4" text:outline-level="1">2️⃣2️⃣ WHY SHOULD WE HIRE YOU?</text:h>
      <text:list text:style-name="L23">
        <text:list-item>
          <text:p text:style-name="P26">Why should we hire you?</text:p>
        </text:list-item>
        <text:list-item>
          <text:p text:style-name="P26">What do you bring to the table that others don’t?</text:p>
        </text:list-item>
        <text:list-item>
          <text:p text:style-name="P26">Why are you a good fit for this job?</text:p>
        </text:list-item>
        <text:list-item>
          <text:p text:style-name="P26">What value can you add in the first 90 days?</text:p>
        </text:list-item>
      </text:list>
      <text:p text:style-name="P3"/>
      <text:h text:style-name="P4" text:outline-level="1">2️⃣3️⃣ CAREER GOALS &amp; FUTURE</text:h>
      <text:list text:style-name="L24">
        <text:list-item>
          <text:p text:style-name="P27">Where do you see yourself in 2 years?</text:p>
        </text:list-item>
        <text:list-item>
          <text:p text:style-name="P27"><text:soft-page-break/>Where do you see yourself in 5 years?</text:p>
        </text:list-item>
        <text:list-item>
          <text:p text:style-name="P27">How do you plan to grow in your career?</text:p>
        </text:list-item>
        <text:list-item>
          <text:p text:style-name="P27">What are your long-term aspirations?</text:p>
        </text:list-item>
      </text:list>
      <text:p text:style-name="P3"/>
      <text:h text:style-name="P4" text:outline-level="1">2️⃣4️⃣ SCENARIO-BASED (STAR METHOD)</text:h>
      <text:list text:style-name="L25">
        <text:list-item>
          <text:p text:style-name="P28">Tell me about a time you handled a difficult client.</text:p>
        </text:list-item>
        <text:list-item>
          <text:p text:style-name="P28">Describe a time you solved a problem creatively.</text:p>
        </text:list-item>
        <text:list-item>
          <text:p text:style-name="P28">Give an example of when you led a team.</text:p>
        </text:list-item>
        <text:list-item>
          <text:p text:style-name="P28">Tell me about a time you resolved a conflict.</text:p>
        </text:list-item>
        <text:list-item>
          <text:p text:style-name="P28">Explain a situation where you delivered under pressure.</text:p>
        </text:list-item>
      </text:list>
      <text:p text:style-name="P3"/>
      <text:h text:style-name="P4" text:outline-level="1">2️⃣5️⃣ TRICK HR QUESTIONS</text:h>
      <text:p text:style-name="P29">(These check personality, honesty, red flags)</text:p>
      <text:list text:style-name="L26">
        <text:list-item>
          <text:p text:style-name="P30">Why did you leave your last job?</text:p>
        </text:list-item>
        <text:list-item>
          <text:p text:style-name="P30">Do you get angry easily?</text:p>
        </text:list-item>
        <text:list-item>
          <text:p text:style-name="P30">Do you have any issues with working late?</text:p>
        </text:list-item>
        <text:list-item>
          <text:p text:style-name="P30">Are you willing to relocate?</text:p>
        </text:list-item>
        <text:list-item>
          <text:p text:style-name="P30">How long do you plan to stay in this company?</text:p>
        </text:list-item>
        <text:list-item>
          <text:p text:style-name="P30">What will you do if you don’t get selected today?</text:p>
        </text:list-item>
      </text:list>
      <text:p text:style-name="P3"/>
      <text:h text:style-name="P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23:40:30.167980517</meta:creation-date>
    <dc:date>2026-02-18T13:05:41.839519844</dc:date>
    <meta:editing-duration>PT7M53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7" meta:paragraph-count="175" meta:word-count="1313" meta:character-count="6990" meta:non-whitespace-character-count="6000"/>
  </office:meta>
</office:document-meta>
</file>